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34cm"/>
    </style:style>
    <style:style style:name="co2" style:family="table-column">
      <style:table-column-properties fo:break-before="auto" style:column-width="7.116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21.867cm"/>
    </style:style>
    <style:style style:name="co8" style:family="table-column">
      <style:table-column-properties fo:break-before="auto" style:column-width="9.04cm"/>
    </style:style>
    <style:style style:name="co9" style:family="table-column">
      <style:table-column-properties fo:break-before="auto" style:column-width="39.74cm"/>
    </style:style>
    <style:style style:name="co10" style:family="table-column">
      <style:table-column-properties fo:break-before="auto" style:column-width="57.997cm"/>
    </style:style>
    <style:style style:name="co11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test_apks_ba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is_multidex</text:p>
          </table:table-cell>
          <table:table-cell office:value-type="string" calcext:value-type="string">
            <text:p>min_sdk</text:p>
          </table:table-cell>
          <table:table-cell office:value-type="string" calcext:value-type="string">
            <text:p>target_sdk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<text:s/>permissions</text:p>
          </table:table-cell>
          <table:table-cell office:value-type="string" calcext:value-type="string">
            <text:p>providers</text:p>
          </table:table-cell>
          <table:table-cell office:value-type="string" calcext:value-type="string">
            <text:p>libraries</text:p>
          </table:table-cell>
        </table:table-row>
        <table:table-row table:style-name="ro1">
          <table:table-cell office:value-type="string" calcext:value-type="string">
            <text:p>Mi Manga Nu</text:p>
          </table:table-cell>
          <table:table-cell office:value-type="string" calcext:value-type="string">
            <text:p>ar.rulosoft.mimanganu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java.lang.ArrayIndexOutOfBoundsException: Index -1 out of bounds for length 0 ... Compilation failed to complete, position: Lokio/Buffer;hmac(Ljava/lang/String;Lokio/ByteString;)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['android.permission.ACCESS_NETWORK_STATE', 'android.permission.RECEIVE_BOOT_COMPLETED', 'android.permission.WAKE_LOCK', 'android.permission.READ_EXTERNAL_STORAGE', 'android.permission.WRITE_EXTERNAL_STORAGE', 'android.permission.INTERNET']</text:p>
          </table:table-cell>
          <table:table-cell office:value-type="string" calcext:value-type="string">
            <text:p>['android.support.v4.content.FileProvide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DAVx⁵</text:p>
          </table:table-cell>
          <table:table-cell office:value-type="string" calcext:value-type="string">
            <text:p>at.bitfire.davdroid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com.android.tools.r8.internal.Sb: Merging DEX file containing classes with prefix 'j$.' with other classes, except classes with prefix 'java.', is not allowed</text:p>
          </table:table-cell>
          <table:table-cell/>
          <table:table-cell office:value-type="string" calcext:value-type="string">
            <text:p>['android.hardware.location.gps']</text:p>
          </table:table-cell>
          <table:table-cell office:value-type="string" calcext:value-type="string">
            <text:p>['android.permission.WRITE_SYNC_SETTINGS', 'android.permission.GET_ACCOUNTS', 'android.permission.ACCESS_WIFI_STATE', 'android.permission.FOREGROUND_SERVICE', 'android.permission.RECEIVE_BOOT_COMPLETED', 'android.permission.WAKE_LOCK', 'android.permission.REQUEST_IGNORE_BATTERY_OPTIMIZATIONS', 'android.permission.WRITE_CALENDAR', 'android.permission.WRITE_CONTACTS', 'at.techbee.jtx.permission.WRITE', 'org.tasks.permission.WRITE_TASKS', 'android.permission.INTERNET', 'android.permission.READ_SYNC_SETTINGS', 'android.permission.AUTHENTICATE_ACCOUNTS', 'org.tasks.permission.READ_TASKS', 'at.techbee.jtx.permission.READ', 'android.permission.ACCESS_NETWORK_STATE', 'android.permission.READ_CALENDAR', 'android.permission.READ_CONTACTS', 'org.dmfs.permission.WRITE_TASKS', 'android.permission.MANAGE_ACCOUNTS', 'org.dmfs.permission.READ_TASKS', 'android.permission.POST_NOTIFICATIONS', 'android.permission.READ_SYNC_STATS', 'at.bitfire.davdroid.DYNAMIC_RECEIVER_NOT_EXPORTED_PERMISSION']</text:p>
          </table:table-cell>
          <table:table-cell office:value-type="string" calcext:value-type="string">
            <text:p>['at.bitfire.davdroid.webdav.DavDocumentsProvider', 'at.bitfire.davdroid.syncadapter.AddressBookProvider', 'androidx.core.content.FileProvider']</text:p>
          </table:table-cell>
          <table:table-cell office:value-type="string" calcext:value-type="string">
            <text:p>['androidx.window.extensions', 'androidx.window.sidecar']</text:p>
          </table:table-cell>
        </table:table-row>
        <table:table-row table:style-name="ro1">
          <table:table-cell office:value-type="string" calcext:value-type="string">
            <text:p>Proton VPN</text:p>
          </table:table-cell>
          <table:table-cell office:value-type="string" calcext:value-type="string">
            <text:p>ch.protonvpn.android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com.android.tools.r8.internal.Sb: Merging DEX file containing classes with prefix 'j$.' with other classes, except classes with prefix 'java.', is not allowed</text:p>
          </table:table-cell>
          <table:table-cell office:value-type="string" calcext:value-type="string">
            <text:p>muito grande, demora bastante</text:p>
          </table:table-cell>
          <table:table-cell office:value-type="string" calcext:value-type="string">
            <text:p>['android.hardware.touchscreen', 'android.software.leanback', 'android.hardware.screen.portrait']</text:p>
          </table:table-cell>
          <table:table-cell office:value-type="string" calcext:value-type="string">
            <text:p>['ch.protonvpn.android.DYNAMIC_RECEIVER_NOT_EXPORTED_PERMISSION', 'android.permission.ACCESS_NETWORK_STATE', 'android.permission.FOREGROUND_SERVICE', 'android.permission.FOREGROUND_SERVICE_SPECIAL_USE', 'android.permission.RECEIVE_BOOT_COMPLETED', 'android.permission.WAKE_LOCK', 'android.permission.POST_NOTIFICATIONS', 'android.permission.CHANGE_WIFI_STATE', 'android.permission.INTERNET', 'android.permission.QUERY_ALL_PACKAGES']</text:p>
          </table:table-cell>
          <table:table-cell office:value-type="string" calcext:value-type="string">
            <text:p>['androidx.startup.InitializationProvider', 'io.sentry.android.core.SentryPerformanceProvider']</text:p>
          </table:table-cell>
          <table:table-cell office:value-type="string" calcext:value-type="string">
            <text:p>['org.apache.http.legacy', 'androidx.window.extensions', 'androidx.window.sidecar']</text:p>
          </table:table-cell>
        </table:table-row>
        <table:table-row table:style-name="ro1">
          <table:table-cell office:value-type="string" calcext:value-type="string">
            <text:p>SBW</text:p>
          </table:table-cell>
          <table:table-cell office:value-type="string" calcext:value-type="string">
            <text:p>com.btcontract.wallet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java.lang.ArrayIndexOutOfBoundsException: Index -1 out of bounds for length 0 ... Compilation failed to complete, position: Lokio/Buffer;hmac(Ljava/lang/String;Lokio/ByteString;)</text:p>
          </table:table-cell>
          <table:table-cell/>
          <table:table-cell office:value-type="string" calcext:value-type="string">
            <text:p>['android.hardware.fingerprint', 'android.hardware.camera', 'android.hardware.camera.front', 'android.hardware.camera.autofocus', 'android.hardware.camera.flash', 'android.hardware.screen.landscape', 'android.hardware.wifi']</text:p>
          </table:table-cell>
          <table:table-cell office:value-type="string" calcext:value-type="string">
            <text:p>['android.permission.CAMERA', 'android.permission.USE_FINGERPRINT', 'android.permission.INTERNET', 'android.permission.RECEIVE_BOOT_COMPLETED']</text:p>
          </table:table-cell>
          <table:table-cell office:value-type="string" calcext:value-type="string">
            <text:p>['androidx.core.content.FileProvide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CommonsLab</text:p>
          </table:table-cell>
          <table:table-cell office:value-type="string" calcext:value-type="string">
            <text:p>com.commonslab.commonslab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java.lang.ArrayIndexOutOfBoundsException: Index -1 out of bounds for length 0 ... Compilation failed to complete, position: Lokio/Buffer;hmac(Ljava/lang/String;Lokio/ByteString;)</text:p>
          </table:table-cell>
          <table:table-cell/>
          <table:table-cell office:value-type="string" calcext:value-type="string">
            <text:p>['android.hardware.camera', 'android.hardware.camera.autofocus']</text:p>
          </table:table-cell>
          <table:table-cell office:value-type="string" calcext:value-type="string">
            <text:p>['android.permission.RECORD_AUDIO', 'android.permission.READ_PHONE_STATE', 'android.permission.ACCESS_NETWORK_STATE', 'android.permission.READ_EXTERNAL_STORAGE', 'android.permission.RECORD_VIDEO', 'android.permission.CAMERA', 'android.permission.WRITE_EXTERNAL_STORAGE', 'android.permission.INTERNET']</text:p>
          </table:table-cell>
          <table:table-cell office:value-type="string" calcext:value-type="string">
            <text:p>['android.support.v4.content.FileProvide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Tron Wallet</text:p>
          </table:table-cell>
          <table:table-cell office:value-type="string" calcext:value-type="string">
            <text:p>com.eletac.tronwallet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java.lang.ArrayIndexOutOfBoundsException: Index -1 out of bounds for length 0 ... Compilation failed to complete, position: Lorg/spongycastle/jcajce/provider/symmetric/Camellia$AlgParamGen;engineGenerateParameters()Ljava/security/AlgorithmParameters</text:p>
          </table:table-cell>
          <table:table-cell/>
          <table:table-cell office:value-type="string" calcext:value-type="string">
            <text:p>['android.hardware.camera', 'android.hardware.camera.front', 'android.hardware.camera.autofocus', 'android.hardware.camera.flash', 'android.hardware.screen.landscape', 'android.hardware.wifi']</text:p>
          </table:table-cell>
          <table:table-cell office:value-type="string" calcext:value-type="string">
            <text:p>['android.permission.ACCESS_NETWORK_STATE', 'android.permission.WRITE_EXTERNAL_STORAGE', 'android.permission.INTERNET', 'android.permission.CAMERA']</text:p>
          </table:table-cell>
          <table:table-cell office:value-type="string" calcext:value-type="string">
            <text:p>['android.arch.lifecycle.ProcessLifecycleOwnerInitialize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OpenPass</text:p>
          </table:table-cell>
          <table:table-cell office:value-type="string" calcext:value-type="string">
            <text:p>com.example.openpass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This app was built for an older version of Android and may not work properly ... mas funciona e pega erro de uso de sha-1</text:p>
          </table:table-cell>
          <table:table-cell/>
          <table:table-cell table:number-columns-repeated="4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Hide "running in the background" Notification</text:p>
          </table:table-cell>
          <table:table-cell office:value-type="string" calcext:value-type="string">
            <text:p>com.iboalali.sysnotifsnooze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d8: Expected stack map table for method with non-linear control flow ... infinitas msgs desse estilo ... FUNCIONA, mas pede para dar permissao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['com.android.vending.BILLING']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nkiDroid</text:p>
          </table:table-cell>
          <table:table-cell office:value-type="string" calcext:value-type="string">
            <text:p>com.ichi2.anki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jc</text:p>
          </table:table-cell>
          <table:table-cell office:value-type="string" calcext:value-type="string">
            <text:p>Coverage.aj [error] Internal compiler error: org.aspectj.weaver.BCException: Whilst processing type 'Lleakcanary/internal/activity/screen/LeakScreen$createView$1$1$3;' - cannot cast the outer type to a reference type. Signature=Lleakcanary/internal/activity/screen/LeakScreen$createView$1$1; toString()=leakcanary.internal.activity.screen.LeakScreen$createView$1$1 class=LeakScreen$createView$1$1</text:p>
          </table:table-cell>
          <table:table-cell/>
          <table:table-cell office:value-type="string" calcext:value-type="string">
            <text:p>['android.hardware.camera', 'android.hardware.camera.any', 'android.hardware.audio.output', 'android.software.app_widgets', 'android.hardware.microphone']</text:p>
          </table:table-cell>
          <table:table-cell office:value-type="string" calcext:value-type="string">
            <text:p>['android.permission.RECORD_AUDIO', 'android.permission.ACCESS_NETWORK_STATE', 'android.permission.GET_PACKAGE_SIZE', 'android.permission.VIBRATE', 'android.permission.RECEIVE_BOOT_COMPLETED', 'android.permission.WAKE_LOCK', 'android.permission.FOREGROUND_SERVICE', 'com.ichi2.anki.permission.READ_WRITE_DATABASE', 'com.ichi2.anki.DYNAMIC_RECEIVER_NOT_EXPORTED_PERMISSION', 'android.permission.READ_EXTERNAL_STORAGE', 'android.permission.MANAGE_EXTERNAL_STORAGE', 'android.permission.POST_NOTIFICATIONS', 'android.permission.WRITE_EXTERNAL_STORAGE', 'android.permission.INTERNET']</text:p>
          </table:table-cell>
          <table:table-cell office:value-type="string" calcext:value-type="string">
            <text:p>['com.ichi2.anki.provider.CardContentProvider', 'androidx.core.content.FileProvider', 'com.canhub.cropper.CropFileProvider', 'androidx.startup.InitializationProvider', 'org.acra.attachment.AcraContentProvider', 'leakcanary.internal.LeakCanaryFileProvider', 'leakcanary.internal.MainProcessAppWatcherInstaller', 'leakcanary.internal.PlumberInstaller']</text:p>
          </table:table-cell>
          <table:table-cell office:value-type="string" calcext:value-type="string">
            <text:p>['com.sec.android.app.multiwindow', 'androidx.window.extensions', 'androidx.window.sidecar']</text:p>
          </table:table-cell>
        </table:table-row>
        <table:table-row table:style-name="ro1">
          <table:table-cell office:value-type="string" calcext:value-type="string">
            <text:p>kDrive</text:p>
          </table:table-cell>
          <table:table-cell office:value-type="string" calcext:value-type="string">
            <text:p>com.infomaniak.drive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jc</text:p>
          </table:table-cell>
          <table:table-cell office:value-type="string" calcext:value-type="string">
            <text:p>Coverage.aj [error] Internal compiler error: org.aspectj.weaver.BCException: Whilst processing type 'Lio/realm/mongodb/sync/SubscriptionSet$State;' - cannot cast the outer type to a reference type.</text:p>
          </table:table-cell>
          <table:table-cell/>
          <table:table-cell office:value-type="string" calcext:value-type="string">
            <text:p>['android.hardware.camera', 'android.hardware.camera.autofocus']</text:p>
          </table:table-cell>
          <table:table-cell office:value-type="string" calcext:value-type="string">
            <text:p>['android.permission.GET_ACCOUNTS', 'android.permission.FOREGROUND_SERVICE', 'android.permission.RECEIVE_BOOT_COMPLETED', 'android.permission.WAKE_LOCK', 'android.permission.REQUEST_IGNORE_BATTERY_OPTIMIZATIONS', 'android.permission.INTERNET', 'android.permission.ACCESS_MEDIA_LOCATION', 'android.permission.USE_FINGERPRINT', 'android.permission.AUTHENTICATE_ACCOUNTS', 'android.permission.READ_MEDIA_IMAGES', 'android.permission.ACCESS_NETWORK_STATE', 'android.permission.VIBRATE', 'android.permission.READ_MEDIA_VIDEO', 'android.permission.MANAGE_ACCOUNTS', 'android.permission.REQUEST_INSTALL_PACKAGES', 'com.infomaniak.drive.DYNAMIC_RECEIVER_NOT_EXPORTED_PERMISSION', 'android.permission.REORDER_TASKS', 'android.permission.WRITE_EXTERNAL_STORAGE', 'android.permission.READ_EXTERNAL_STORAGE', 'android.permission.USE_BIOMETRIC', 'android.permission.CAMERA', 'android.permission.POST_NOTIFICATIONS']</text:p>
          </table:table-cell>
          <table:table-cell office:value-type="string" calcext:value-type="string">
            <text:p>['androidx.core.content.FileProvider', 'com.infomaniak.drive.data.documentprovider.CloudStorageProvider', 'androidx.startup.InitializationProvider', 'io.sentry.android.core.SentryInitProvider', 'io.sentry.android.core.SentryPerformanceProvider']</text:p>
          </table:table-cell>
          <table:table-cell office:value-type="string" calcext:value-type="string">
            <text:p>['androidx.window.extensions', 'androidx.window.sidecar']</text:p>
          </table:table-cell>
        </table:table-row>
        <table:table-row table:style-name="ro1">
          <table:table-cell office:value-type="string" calcext:value-type="string">
            <text:p>Infomaniak Mail</text:p>
          </table:table-cell>
          <table:table-cell office:value-type="string" calcext:value-type="string">
            <text:p>com.infomaniak.mail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java.lang.ArrayIndexOutOfBoundsException: Index -1 out of bounds for length 0 ... Compilation failed to complete, position: Lokio/Buffer;hmac(Ljava/lang/String;Lokio/ByteString;)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['com.infomaniak.mail.DYNAMIC_RECEIVER_NOT_EXPORTED_PERMISSION', 'android.permission.ACCESS_NETWORK_STATE', 'android.permission.FOREGROUND_SERVICE', 'android.permission.RECEIVE_BOOT_COMPLETED', 'android.permission.WAKE_LOCK', 'android.permission.READ_CONTACTS', 'android.permission.USE_BIOMETRIC', 'android.permission.REQUEST_INSTALL_PACKAGES', 'android.permission.POST_NOTIFICATIONS', 'android.permission.WRITE_EXTERNAL_STORAGE', 'android.permission.USE_FINGERPRINT', 'android.permission.INTERNET']</text:p>
          </table:table-cell>
          <table:table-cell office:value-type="string" calcext:value-type="string">
            <text:p>['androidx.startup.InitializationProvider', 'androidx.core.content.FileProvider', 'io.sentry.android.core.SentryInitProvider', 'io.sentry.android.core.SentryPerformanceProvider']</text:p>
          </table:table-cell>
          <table:table-cell office:value-type="string" calcext:value-type="string">
            <text:p>['androidx.window.extensions', 'androidx.window.sidecar']</text:p>
          </table:table-cell>
        </table:table-row>
        <table:table-row table:style-name="ro1">
          <table:table-cell office:value-type="string" calcext:value-type="string">
            <text:p>SandwichRoulette</text:p>
          </table:table-cell>
          <table:table-cell office:value-type="string" calcext:value-type="string">
            <text:p>com.maxfierke.sandwichroulett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This app was built for an older version of Android and may not work properly ... mas funciona </text:p>
          </table:table-cell>
          <table:table-cell/>
          <table:table-cell table:number-columns-repeated="4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Nextcloud Dev</text:p>
          </table:table-cell>
          <table:table-cell office:value-type="string" calcext:value-type="string">
            <text:p>com.nextcloud.android.beta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java.lang.ArrayIndexOutOfBoundsException: Index -1 out of bounds for length 2 ... Compilation failed to complete, position: Lorg/bouncycastle/openssl/jcajce/PEMUtilities;getKey</text:p>
          </table:table-cell>
          <table:table-cell/>
          <table:table-cell office:value-type="string" calcext:value-type="string">
            <text:p>['android.hardware.camera2', 'android.hardware.touchscreen', 'android.hardware.camera', 'android.hardware.location.network', 'android.hardware.location.gps', 'android.hardware.telephony', 'android.hardware.wifi']</text:p>
          </table:table-cell>
          <table:table-cell office:value-type="string" calcext:value-type="string">
            <text:p>['android.permission.WRITE_SYNC_SETTINGS', 'android.permission.GET_ACCOUNTS', 'android.permission.FOREGROUND_SERVICE', 'android.permission.RECEIVE_BOOT_COMPLETED', 'android.permission.WAKE_LOCK', 'android.permission.REQUEST_IGNORE_BATTERY_OPTIMIZATIONS', 'android.permission.WRITE_CALENDAR', 'android.permission.WRITE_CONTACTS', 'android.permission.USE_CREDENTIALS', 'android.permission.INTERNET', 'com.nextcloud.android.beta.DYNAMIC_RECEIVER_NOT_EXPORTED_PERMISSION', 'android.permission.READ_SYNC_SETTINGS', 'android.permission.AUTHENTICATE_ACCOUNTS', 'android.permission.READ_MEDIA_IMAGES', 'android.permission.READ_CALENDAR', 'android.permission.ACCESS_NETWORK_STATE', 'android.permission.VIBRATE', 'android.permission.READ_CONTACTS', 'android.permission.REQUEST_INSTALL_PACKAGES', 'android.permission.READ_MEDIA_VIDEO', 'android.permission.MANAGE_ACCOUNTS', 'android.permission.WRITE_EXTERNAL_STORAGE', 'com.android.launcher.permission.INSTALL_SHORTCUT', 'android.permission.NFC', 'android.permission.READ_SYNC_STATS', 'android.permission.READ_EXTERNAL_STORAGE', 'android.permission.USE_BIOMETRIC', 'android.permission.CAMERA', 'android.permission.POST_NOTIFICATIONS', 'android.permission.MANAGE_EXTERNAL_STORAGE']</text:p>
          </table:table-cell>
          <table:table-cell office:value-type="string" calcext:value-type="string">
            <text:p>['com.owncloud.android.providers.FileContentProvider', 'com.owncloud.android.providers.UsersAndGroupsSearchProvider', 'com.owncloud.android.providers.DocumentsStorageProvider', 'androidx.core.content.FileProvider', 'com.owncloud.android.providers.DiskLruImageCacheFileProvider', 'androidx.startup.InitializationProvider', 'com.canhub.cropper.CropFileProvider']</text:p>
          </table:table-cell>
          <table:table-cell office:value-type="string" calcext:value-type="string">
            <text:p>['org.apache.http.legacy']</text:p>
          </table:table-cell>
        </table:table-row>
        <table:table-row table:style-name="ro1">
          <table:table-cell office:value-type="string" calcext:value-type="string">
            <text:p>Kernel Adiutor</text:p>
          </table:table-cell>
          <table:table-cell office:value-type="string" calcext:value-type="string">
            <text:p>com.nhellfire.kerneladiutor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precisa de root no dispositivo ... imprime logs de cobertura</text:p>
          </table:table-cell>
          <table:table-cell/>
          <table:table-cell office:value-type="string" calcext:value-type="string">
            <text:p>['android.hardware.touchscreen', 'android.software.leanback']</text:p>
          </table:table-cell>
          <table:table-cell office:value-type="string" calcext:value-type="string">
            <text:p>['cyanogenmod.permission.PUBLISH_CUSTOM_TILE', 'android.permission.ACCESS_NETWORK_STATE', 'android.permission.VIBRATE', 'android.permission.RECEIVE_BOOT_COMPLETED', 'android.permission.ACCESS_SUPERUSER', 'android.permission.WAKE_LOCK', 'android.permission.WRITE_EXTERNAL_STORAGE', 'android.permission.USE_FINGERPRINT', 'android.permission.INTERNET']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@7F080027</text:p>
          </table:table-cell>
          <table:table-cell office:value-type="string" calcext:value-type="string">
            <text:p>com.outdoordevs.ellaism.wallet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java.lang.ArrayIndexOutOfBoundsException: Index -1 out of bounds for length 0 ... Compilation failed to complete, position: Lorg/spongycastle/jcajce/provider/symmetric/Camellia$AlgParamGen;engineGenerateParameters()Ljava/security/AlgorithmParameters</text:p>
          </table:table-cell>
          <table:table-cell/>
          <table:table-cell office:value-type="string" calcext:value-type="string">
            <text:p>['android.hardware.camera', 'android.hardware.fingerprint', 'android.hardware.camera.autofocus', 'android.hardware.telephony', 'android.hardware.location', 'android.hardware.location.gps', 'android.hardware.location.network', 'android.hardware.microphone']</text:p>
          </table:table-cell>
          <table:table-cell office:value-type="string" calcext:value-type="string">
            <text:p>['android.permission.ACCESS_NETWORK_STATE', 'android.permission.ACCESS_WIFI_STATE', 'android.permission.READ_EXTERNAL_STORAGE', 'android.permission.CAMERA', 'android.permission.WRITE_EXTERNAL_STORAGE', 'android.permission.USE_FINGERPRINT', 'android.permission.INTERNET']</text:p>
          </table:table-cell>
          <table:table-cell office:value-type="string" calcext:value-type="string">
            <text:p>['com.squareup.picasso.PicassoProvide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ownCloud</text:p>
          </table:table-cell>
          <table:table-cell office:value-type="string" calcext:value-type="string">
            <text:p>com.owncloud.android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java.lang.ArrayIndexOutOfBoundsException: Index -1 out of bounds for length 0 ... Compilation failed to complete, position: Lokio/Buffer;hmac(Ljava/lang/String;Lokio/ByteString;)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['android.permission.WRITE_SYNC_SETTINGS', 'com.owncloud.android.DYNAMIC_RECEIVER_NOT_EXPORTED_PERMISSION', 'android.permission.ACCESS_NETWORK_STATE', 'android.permission.FOREGROUND_SERVICE', 'android.permission.RECEIVE_BOOT_COMPLETED', 'android.permission.WAKE_LOCK', 'android.permission.USE_BIOMETRIC', 'android.permission.READ_SYNC_SETTINGS', 'android.permission.POST_NOTIFICATIONS', 'android.permission.WRITE_EXTERNAL_STORAGE', 'android.permission.USE_FINGERPRINT', 'android.permission.INTERNET', 'android.permission.READ_SYNC_STATS', 'android.permission.BROADCAST_STICKY']</text:p>
          </table:table-cell>
          <table:table-cell office:value-type="string" calcext:value-type="string">
            <text:p>['com.owncloud.android.providers.FileContentProvider', 'com.owncloud.android.presentation.sharing.sharees.UsersAndGroupsSearchProvider', 'com.owncloud.android.presentation.documentsprovider.DocumentsStorageProvider', 'androidx.core.content.FileProvider', 'androidx.startup.InitializationProvider']</text:p>
          </table:table-cell>
          <table:table-cell office:value-type="string" calcext:value-type="string">
            <text:p>['androidx.window.extensions', 'androidx.window.sidecar']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com.quaap.primary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[]</text:p>
          </table:table-cell>
          <table:table-cell office:value-type="string" calcext:value-type="string">
            <text:p>['android.permission.WRITE_EXTERNAL_STORAGE']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PhotoPhase</text:p>
          </table:table-cell>
          <table:table-cell office:value-type="string" calcext:value-type="string">
            <text:p>com.ruesga.android.wallpapers.photophase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['android.software.live_wallpaper', 'android.hardware.nfc']</text:p>
          </table:table-cell>
          <table:table-cell office:value-type="string" calcext:value-type="string">
            <text:p>['com.ruesga.android.wallpapers.photophase.BIND_PERMISSION', 'android.permission.GET_TASKS', 'android.permission.ACCESS_NETWORK_STATE', 'android.permission.INTERNET', 'android.permission.WAKE_LOCK', 'android.permission.READ_EXTERNAL_STORAGE', 'android.permission.CHANGE_NETWORK_STATE', 'android.permission.CHANGE_WIFI_STATE', 'com.ruesga.android.wallpapers.photophase.WRITE_CONTENT_PERMISSION', 'android.permission.NFC']</text:p>
          </table:table-cell>
          <table:table-cell office:value-type="string" calcext:value-type="string">
            <text:p>['com.ruesga.android.wallpapers.photophase.providers.TemporaryContentAccessProvide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OASVN Pro</text:p>
          </table:table-cell>
          <table:table-cell office:value-type="string" calcext:value-type="string">
            <text:p>com.valleytg.oasvn.android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IRCULAR REFERENCE: java.lang.ArrayIndexOutOfBoundsException: Index -1 out of bounds for length 1 ... Compilation failed to complete, position: Lorg/tmatesoft/svn/core/internal/io/dav/http/HTTPNTLMAuthentication;getCipher([B)Ljavax/crypto/Cipher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['android.permission.WRITE_EXTERNAL_STORAGE', 'android.permission.INTERNET']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com.vitorpamplona.amethyst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jc</text:p>
          </table:table-cell>
          <table:table-cell office:value-type="string" calcext:value-type="string">
            <text:p>Coverage.aj:34 [error] The method getSignature() is undefined for the type JoinPoint.StaticPart</text:p>
          </table:table-cell>
          <table:table-cell/>
          <table:table-cell office:value-type="string" calcext:value-type="string">
            <text:p>['android.hardware.camera', 'android.hardware.camera.front', 'android.hardware.camera.autofocus', 'android.hardware.camera.flash', 'android.hardware.screen.landscape', 'android.hardware.wifi']</text:p>
          </table:table-cell>
          <table:table-cell office:value-type="string" calcext:value-type="string">
            <text:p>['android.permission.READ_MEDIA_IMAGES', 'com.vitorpamplona.amethyst.DYNAMIC_RECEIVER_NOT_EXPORTED_PERMISSION', 'android.permission.ACCESS_NETWORK_STATE', 'android.permission.NFC', 'android.permission.FOREGROUND_SERVICE', 'android.permission.WAKE_LOCK', 'android.permission.READ_EXTERNAL_STORAGE', 'android.permission.CHANGE_NETWORK_STATE', 'android.permission.USE_BIOMETRIC', 'android.permission.READ_MEDIA_VIDEO', 'android.permission.CAMERA', 'android.permission.ACCESS_COARSE_LOCATION', 'android.permission.POST_NOTIFICATIONS', 'android.permission.WRITE_EXTERNAL_STORAGE', 'android.permission.USE_FINGERPRINT', 'android.permission.INTERNET', 'android.permission.FOREGROUND_SERVICE_MEDIA_PLAYBACK']</text:p>
          </table:table-cell>
          <table:table-cell office:value-type="string" calcext:value-type="string">
            <text:p>['androidx.startup.InitializationProvide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CMIS Browser</text:p>
          </table:table-cell>
          <table:table-cell office:value-type="string" calcext:value-type="string">
            <text:p>de.fmaul.android.cmis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This app was built for an older version of Android and may not work properly ... pede permissao ... mas funciona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['android.permission.WRITE_EXTERNAL_STORAGE', 'android.permission.INTERNET']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  <table:database-ranges>
        <table:database-range table:name="__Anonymous_Sheet_DB__0" table:target-range-address="test_apks_bash.A2:test_apks_bash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2:35:52.296231117</dc:date>
    <meta:editing-duration>PT1H32M8S</meta:editing-duration>
    <meta:editing-cycles>30</meta:editing-cycles>
    <meta:generator>LibreOffice/7.3.7.2$Linux_X86_64 LibreOffice_project/30$Build-2</meta:generator>
    <meta:document-statistic meta:table-count="1" meta:cell-count="242" meta:object-count="0"/>
  </office:meta>
</office:document-meta>
</file>